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15in" style:rel-column-width="13429*"/>
    </style:style>
    <style:style style:name="Table1.B" style:family="table-column">
      <style:table-column-properties style:column-width="5.3215in" style:rel-column-width="52106*"/>
    </style:style>
    <style:style style:name="Table1.1" style:family="table-row">
      <style:table-row-properties style:min-row-height="0.7882in"/>
    </style:style>
    <style:style style:name="Table1.A1" style:family="table-cell">
      <style:table-cell-properties fo:background-color="transparent" fo:padding-left="0.2in" fo:padding-right="0.2in" fo:padding-top="0.0597in" fo:padding-bottom="0.0597in" fo:border-left="none" fo:border-right="none" fo:border-top="none" fo:border-bottom="0.25pt solid #b2b2b2" style:writing-mode="page">
        <style:background-image/>
      </style:table-cell-properties>
    </style:style>
    <style:style style:name="Table1.B1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2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3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4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A5" style:family="table-cell">
      <style:table-cell-properties fo:background-color="transparent" fo:padding-left="0.2in" fo:padding-right="0.2in" fo:padding-top="0.0597in" fo:padding-bottom="0.0597in" fo:border="none" style:writing-mode="page">
        <style:background-image/>
      </style:table-cell-properties>
    </style:style>
    <style:style style:name="Table1.B5" style:family="table-cell">
      <style:table-cell-properties fo:padding-left="0.2in" fo:padding-right="0.2in" fo:padding-top="0.0597in" fo:padding-bottom="0.0597in" fo:border-left="2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504d8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officeooo:rsid="001414b3" officeooo:paragraph-rsid="001414b3"/>
    </style:style>
    <style:style style:name="P4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officeooo:rsid="004df25a" officeooo:paragraph-rsid="004df25a"/>
    </style:style>
    <style:style style:name="P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paragraph-rsid="001c0b67" style:font-weight-asian="normal" style:font-weight-complex="normal"/>
    </style:style>
    <style:style style:name="P6" style:family="paragraph" style:parent-style-name="Table_20_Contents">
      <style:paragraph-properties fo:margin-left="0.4925in" fo:margin-right="0in" fo:margin-top="0.0799in" fo:margin-bottom="0in" loext:contextual-spacing="false" fo:text-align="justify" style:justify-single-word="false" fo:text-indent="0in" style:auto-text-indent="false"/>
      <style:text-properties officeooo:rsid="0016e443" officeooo:paragraph-rsid="0016e443"/>
    </style:style>
    <style:style style:name="P7" style:family="paragraph" style:parent-style-name="Table_20_Contents">
      <style:paragraph-properties fo:margin-left="0.4925in" fo:margin-right="0in" fo:margin-top="0.0799in" fo:margin-bottom="0in" loext:contextual-spacing="false" fo:text-align="justify" style:justify-single-word="false" fo:text-indent="0in" style:auto-text-indent="false"/>
      <style:text-properties fo:language="en" fo:country="US" fo:font-weight="normal" officeooo:rsid="00179775" officeooo:paragraph-rsid="00179775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officeooo:rsid="00263abb" officeooo:paragraph-rsid="00263abb"/>
    </style:style>
    <style:style style:name="P9" style:family="paragraph" style:parent-style-name="Table_20_Contents">
      <style:paragraph-properties fo:margin-top="0.0799in" fo:margin-bottom="0in" loext:contextual-spacing="false"/>
      <style:text-properties fo:font-weight="bold" officeooo:paragraph-rsid="0016e443" style:font-weight-asian="bold" style:font-weight-complex="bold"/>
    </style:style>
    <style:style style:name="P10" style:family="paragraph" style:parent-style-name="Table_20_Contents">
      <style:paragraph-properties fo:margin-top="0.0799in" fo:margin-bottom="0in" loext:contextual-spacing="false"/>
      <style:text-properties fo:font-weight="bold" officeooo:rsid="0014276f" officeooo:paragraph-rsid="0015f2f5" style:font-weight-asian="bold" style:font-weight-complex="bold"/>
    </style:style>
    <style:style style:name="P11" style:family="paragraph" style:parent-style-name="Table_20_Contents">
      <style:paragraph-properties fo:margin-top="0.0799in" fo:margin-bottom="0in" loext:contextual-spacing="false"/>
      <style:text-properties fo:font-weight="bold" officeooo:rsid="0015f2f5" officeooo:paragraph-rsid="002bb1b3" style:font-weight-asian="bold" style:font-weight-complex="bold"/>
    </style:style>
    <style:style style:name="P12" style:family="paragraph" style:parent-style-name="Table_20_Contents">
      <style:paragraph-properties fo:margin-left="0in" fo:margin-right="0in" fo:margin-top="0.0799in" fo:margin-bottom="0in" loext:contextual-spacing="false" fo:text-indent="0in" style:auto-text-indent="false"/>
      <style:text-properties fo:font-weight="bold" officeooo:rsid="0018e67f" officeooo:paragraph-rsid="002bb1b3" style:font-weight-asian="bold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loext:contextual-spacing="false" fo:text-align="justify" style:justify-single-word="false" fo:text-indent="0in" style:auto-text-indent="false"/>
      <style:text-properties officeooo:rsid="001b1810" officeooo:paragraph-rsid="001b1810"/>
    </style:style>
    <style:style style:name="P14" style:family="paragraph" style:parent-style-name="Heading">
      <style:paragraph-properties fo:text-align="center" style:justify-single-word="false"/>
    </style:style>
    <style:style style:name="P15" style:family="paragraph" style:parent-style-name="Heading">
      <style:paragraph-properties fo:text-align="center" style:justify-single-word="false"/>
      <style:text-properties officeooo:paragraph-rsid="0045abb5"/>
    </style:style>
    <style:style style:name="P16" style:family="paragraph" style:parent-style-name="Table_20_Contents">
      <style:paragraph-properties fo:margin-left="0.4925in" fo:margin-right="0in" fo:text-indent="0in" style:auto-text-indent="false"/>
      <style:text-properties officeooo:rsid="001414b3"/>
    </style:style>
    <style:style style:name="P17" style:family="paragraph" style:parent-style-name="Table_20_Contents">
      <style:text-properties fo:font-weight="bold" officeooo:paragraph-rsid="001aa265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rsid="00542780" officeooo:paragraph-rsid="00570940"/>
    </style:style>
    <style:style style:name="P19" style:family="paragraph" style:parent-style-name="Table_20_Contents">
      <style:paragraph-properties fo:margin-left="0in" fo:margin-right="0in" fo:margin-top="0.0799in" fo:margin-bottom="0in" loext:contextual-spacing="false" fo:text-indent="0in" style:auto-text-indent="false"/>
      <style:text-properties officeooo:rsid="001b1810" officeooo:paragraph-rsid="001b1810"/>
    </style:style>
    <style:style style:name="P20" style:family="paragraph" style:parent-style-name="Table_20_Contents">
      <style:paragraph-properties fo:margin-left="0in" fo:margin-right="0in" fo:margin-top="0.0402in" fo:margin-bottom="0.0402in" loext:contextual-spacing="false" fo:text-align="justify" style:justify-single-word="false" fo:text-indent="0in" style:auto-text-indent="false"/>
      <style:text-properties fo:font-weight="bold" officeooo:rsid="001be20a" officeooo:paragraph-rsid="001be20a" style:font-weight-asian="bold" style:font-weight-complex="bold"/>
    </style:style>
    <style:style style:name="P21" style:family="paragraph" style:parent-style-name="Table_20_Contents">
      <style:paragraph-properties fo:margin-left="0in" fo:margin-right="0in" fo:margin-top="0.0402in" fo:margin-bottom="0.0402in" loext:contextual-spacing="false" fo:text-align="justify" style:justify-single-word="false" fo:text-indent="0in" style:auto-text-indent="false"/>
      <style:text-properties fo:font-weight="bold" officeooo:rsid="00542780" officeooo:paragraph-rsid="00542780" style:font-weight-asian="bold" style:font-weight-complex="bold"/>
    </style:style>
    <style:style style:name="P22" style:family="paragraph" style:parent-style-name="Table_20_Contents">
      <style:paragraph-properties fo:margin-top="0.0799in" fo:margin-bottom="0in" loext:contextual-spacing="false"/>
      <style:text-properties fo:font-weight="bold" officeooo:rsid="00533747" officeooo:paragraph-rsid="00533747" style:font-weight-asian="bold" style:font-weight-complex="bold"/>
    </style:style>
    <style:style style:name="P23" style:family="paragraph" style:parent-style-name="Table_20_Contents">
      <style:paragraph-properties fo:margin-top="0.0799in" fo:margin-bottom="0in" loext:contextual-spacing="false"/>
      <style:text-properties fo:font-weight="bold" officeooo:rsid="0053fe55" officeooo:paragraph-rsid="0053fe55" style:font-weight-asian="bold" style:font-weight-complex="bold"/>
    </style:style>
    <style:style style:name="P24" style:family="paragraph" style:parent-style-name="Heading">
      <style:paragraph-properties fo:text-align="center" style:justify-single-word="false"/>
    </style:style>
    <style:style style:name="P25" style:family="paragraph" style:parent-style-name="Title">
      <style:paragraph-properties fo:text-align="center" style:justify-single-word="false" fo:break-before="page"/>
    </style:style>
    <style:style style:name="T1" style:family="text">
      <style:text-properties officeooo:rsid="00504d86"/>
    </style:style>
    <style:style style:name="T2" style:family="text">
      <style:text-properties officeooo:rsid="0015f2f5"/>
    </style:style>
    <style:style style:name="T3" style:family="text">
      <style:text-properties officeooo:rsid="0016e44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79775"/>
    </style:style>
    <style:style style:name="T6" style:family="text">
      <style:text-properties fo:language="en" fo:country="US" officeooo:rsid="0018e67f"/>
    </style:style>
    <style:style style:name="T7" style:family="text">
      <style:text-properties fo:language="en" fo:country="US" officeooo:rsid="001aa265"/>
    </style:style>
    <style:style style:name="T8" style:family="text">
      <style:text-properties fo:language="en" fo:country="US" officeooo:rsid="001c0b67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officeooo:rsid="0017b60f"/>
    </style:style>
    <style:style style:name="T11" style:family="text">
      <style:text-properties officeooo:rsid="0018e67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e20a" style:font-weight-asian="bold" style:font-weight-complex="bold"/>
    </style:style>
    <style:style style:name="T14" style:family="text">
      <style:text-properties fo:font-weight="bold" officeooo:rsid="001d8d73" style:font-weight-asian="bold" style:font-weight-complex="bold"/>
    </style:style>
    <style:style style:name="T15" style:family="text">
      <style:text-properties officeooo:rsid="001b1810"/>
    </style:style>
    <style:style style:name="T16" style:family="text">
      <style:text-properties officeooo:rsid="001f89d2"/>
    </style:style>
    <style:style style:name="T17" style:family="text">
      <style:text-properties officeooo:rsid="0020352a"/>
    </style:style>
    <style:style style:name="T18" style:family="text">
      <style:text-properties officeooo:rsid="0020f9ef"/>
    </style:style>
    <style:style style:name="T19" style:family="text">
      <style:text-properties officeooo:rsid="0022ac96"/>
    </style:style>
    <style:style style:name="T20" style:family="text">
      <style:text-properties officeooo:rsid="00265813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2ac96" style:font-weight-asian="normal" style:font-weight-complex="normal"/>
    </style:style>
    <style:style style:name="T23" style:family="text">
      <style:text-properties fo:font-weight="normal" officeooo:rsid="0020f9ef" style:font-weight-asian="normal" style:font-weight-complex="normal"/>
    </style:style>
    <style:style style:name="T24" style:family="text">
      <style:text-properties fo:font-weight="normal" officeooo:rsid="0016e443" style:font-weight-asian="normal" style:font-weight-complex="normal"/>
    </style:style>
    <style:style style:name="T25" style:family="text">
      <style:text-properties fo:font-weight="normal" officeooo:rsid="0017b60f" style:font-weight-asian="normal" style:font-weight-complex="normal"/>
    </style:style>
    <style:style style:name="T26" style:family="text">
      <style:text-properties fo:font-weight="normal" officeooo:rsid="002e65a2" style:font-weight-asian="normal" style:font-weight-complex="normal"/>
    </style:style>
    <style:style style:name="T27" style:family="text">
      <style:text-properties fo:font-weight="normal" officeooo:rsid="0053fe55" style:font-weight-asian="normal" style:font-weight-complex="normal"/>
    </style:style>
    <style:style style:name="T28" style:family="text">
      <style:text-properties fo:font-weight="normal" officeooo:rsid="00560ce4" style:font-weight-asian="normal" style:font-weight-complex="normal"/>
    </style:style>
    <style:style style:name="T29" style:family="text">
      <style:text-properties officeooo:rsid="002a8e01"/>
    </style:style>
    <style:style style:name="T30" style:family="text">
      <style:text-properties officeooo:rsid="002bb1b3"/>
    </style:style>
    <style:style style:name="T31" style:family="text">
      <style:text-properties officeooo:rsid="002d3012"/>
    </style:style>
    <style:style style:name="T32" style:family="text">
      <style:text-properties officeooo:rsid="002fadf0"/>
    </style:style>
    <style:style style:name="T33" style:family="text">
      <style:text-properties officeooo:rsid="0031a0dc"/>
    </style:style>
    <style:style style:name="T34" style:family="text">
      <style:text-properties officeooo:rsid="0036d9af"/>
    </style:style>
    <style:style style:name="T35" style:family="text">
      <style:text-properties officeooo:rsid="0042bf90"/>
    </style:style>
    <style:style style:name="T36" style:family="text">
      <style:text-properties officeooo:rsid="00522ca8"/>
    </style:style>
    <style:style style:name="T37" style:family="text">
      <style:text-properties officeooo:rsid="00542780"/>
    </style:style>
    <style:style style:name="T38" style:family="text">
      <style:text-properties officeooo:rsid="0055943e"/>
    </style:style>
    <style:style style:name="T39" style:family="text">
      <style:text-properties officeooo:rsid="00560ce4"/>
    </style:style>
    <style:style style:name="T40" style:family="text">
      <style:text-properties officeooo:rsid="00570940"/>
    </style:style>
    <style:style style:name="T41" style:family="text">
      <style:text-properties officeooo:rsid="0057ad2e"/>
    </style:style>
  </office:automatic-styles>
  <office:body>
    <office:text>
      <office:forms form:automatic-focus="false" form:apply-design-mode="false">
        <form:form form:name="i1:j_id5919" form:apply-filter="true" form:method="post" form:control-implementation="ooo:com.sun.star.form.component.Form" office:target-frame="" xlink:href="../../../../../auth/app/student/faces/pages/index.xhtml" xlink:type="simple">
          <form:properties>
            <form:property form:property-name="PropertyChangeNotificationEnabled" office:value-type="boolean" office:boolean-value="true"/>
          </form:properties>
        </form:form>
        <form:form form:name="i1:j_id5919" form:apply-filter="true" form:method="post" form:control-implementation="ooo:com.sun.star.form.component.Form" office:target-frame="" xlink:href="../../../../../auth/app/student/faces/pages/index.x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7">C</text:span>urriculum <text:span text:style-name="T17">V</text:span>ita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Personal information</text:p>
          </table:table-cell>
          <table:table-cell table:style-name="Table1.B4" office:value-type="string">
            <text:p text:style-name="P16"><text:span text:style-name="T12">Mróz Krzysztof</text:span></text:p>
            <text:p text:style-name="P3">514-185-121</text:p>
            <text:p text:style-name="P3"><text:a xlink:type="simple" xlink:href="mailto:developer@mrozo.pl" text:style-name="Internet_20_link" text:visited-style-name="Visited_20_Internet_20_Link">developer@mrozo.pl</text:a></text:p>
            <text:p text:style-name="P4">github.com/mrozo</text:p>
          </table:table-cell>
        </table:table-row>
        <table:table-row table:style-name="Table1.1">
          <table:table-cell table:style-name="Table1.A1" office:value-type="string">
            <text:p text:style-name="P14">Work experience</text:p>
          </table:table-cell>
          <table:table-cell table:style-name="Table1.B4" office:value-type="string">
            <text:p text:style-name="P23">2016 – NOW() - Python developer in Network Controller team, Automation Engeneer in DevOps </text:p>
            <text:p text:style-name="P22">2016 – SDC sp. Z.O.O. - Python developer – <text:span text:style-name="T21">Created automated testing </text:span><text:span text:style-name="T27">environment</text:span><text:span text:style-name="T21"> for embedded system, GUI </text:span><text:span text:style-name="T27">POC for embedded device.</text:span></text:p>
            <text:p text:style-name="P10">2013 – 2014 – <text:span text:style-name="T2">BIOS Software engineer, Intel Technology Poland</text:span></text:p>
            <text:p text:style-name="P6">UEFI BIOS programmer, low level <text:span text:style-name="T16">OOP in </text:span>C</text:p>
            <text:p text:style-name="P9"><text:span text:style-name="T3">2013 VII – </text:span><text:bookmark text:name="result_box"/><text:span text:style-name="T4">apprenticeship, </text:span><text:span text:style-name="T5">Honeti</text:span></text:p>
            <text:p text:style-name="P7"><text:span text:style-name="T15">Analysis</text:span> and <text:span text:style-name="T15">comparison</text:span> of <text:span text:style-name="T15">available</text:span> GIS services, <text:span text:style-name="T34">analysis</text:span> and implementation of both allegro WebAPI or <text:s/>Ebay Web API <text:s/>basic PHP SDK.</text:p>
            <text:p text:style-name="P11">2008 – 2011 – Technician, <text:span text:style-name="T3">ArtZoneEvents</text:span><text:span text:style-name="T24">, m</text:span><text:span text:style-name="T25">ostly weekend job.</text:span></text:p>
            <text:p text:style-name="P12"><text:span text:style-name="T10">2011 – 2014 - technician, ArBuzz</text:span><text:span text:style-name="T25">, </text:span><text:span text:style-name="T26">occasional</text:span></text:p>
            <text:p text:style-name="P6">Various <text:span text:style-name="T36">jobs </text:span>related to mass events, concerts, <text:span text:style-name="T30">multimedia installations </text:span>etc. - starting from putting equipment in place, to setting up and management of multimedia systems, creating <text:span text:style-name="T31">cases and </text:span>simple web GUI for them. <text:span text:style-name="T32">Even selling tickets</text:span>. </text:p>
            <text:p text:style-name="P19"><text:span text:style-name="T14">Occasional</text:span><text:span text:style-name="T12"> - created few web pages/</text:span><text:span text:style-name="T13">cut wordpress templates</text:span></text:p>
          </table:table-cell>
        </table:table-row>
        <table:table-row table:style-name="Table1.1">
          <table:table-cell table:style-name="Table1.A1" office:value-type="string">
            <text:p text:style-name="P14">Education</text:p>
          </table:table-cell>
          <table:table-cell table:style-name="Table1.B4" office:value-type="string">
            <text:p text:style-name="P17"><text:span text:style-name="T11">2011 - 2014 – <text:s/></text:span><text:bookmark text:name="tw-target-text"/><text:span text:style-name="T4">Engineering academic degree </text:span><text:span text:style-name="T6">in Electronics</text:span></text:p>
            <text:p text:style-name="P5"><text:bookmark text:name="result_box1"/><text:span text:style-name="T4">Further specialization – </text:span><text:span text:style-name="T7">Computer based systems. </text:span><text:span text:style-name="T8">Faculty: ETI at Gdańsk University of Technology</text:span></text:p>
          </table:table-cell>
        </table:table-row>
        <table:table-row table:style-name="Table1.1">
          <table:table-cell table:style-name="Table1.A1" office:value-type="string">
            <text:p text:style-name="P14">Skills</text:p>
          </table:table-cell>
          <table:table-cell table:style-name="Table1.B4" office:value-type="string">
            <text:p text:style-name="P13"><text:bookmark text:name="result_box2"/><text:span text:style-name="T9">Intermediate: </text:span>Low level <text:span text:style-name="T19">OOP in </text:span>C, <text:span text:style-name="T37">Python</text:span>, micro-controller based electronic projects, <text:span text:style-name="T18">electronic circuits design and manufacturing.</text:span></text:p>
            <text:p text:style-name="P20">Other <text:span text:style-name="T37">technical skills</text:span>: <text:span text:style-name="T22">Well versed in</text:span><text:span text:style-name="T21"> Debian based OS </text:span><text:span text:style-name="T23">administration</text:span><text:span text:style-name="T21">, including small server/NAS applications. Bash scripting</text:span></text:p>
            <text:p text:style-name="P21">Other non-technical: <text:span text:style-name="T28">Teaching, community organizing.</text:span></text:p>
          </table:table-cell>
        </table:table-row>
        <table:table-row table:style-name="Table1.1">
          <table:table-cell table:style-name="Table1.A5" office:value-type="string">
            <text:p text:style-name="P14"><text:span text:style-name="T29">Hobbies, </text:span>Interests</text:p>
          </table:table-cell>
          <table:table-cell table:style-name="Table1.B5" office:value-type="string">
            <text:p text:style-name="P8">DIY <text:span text:style-name="T35">electronics and elector-mechanics</text:span>, <text:span text:style-name="T20">breaking warranty seals</text:span>, <text:span text:style-name="T30">personal distributed NAS, networking/connecting existing systems,</text:span> <text:span text:style-name="T33">searching for and analyzing available tools, all in all - hacking.</text:span> <text:span text:style-name="T35">Also g</text:span>ood board games, good company.</text:p>
            <text:p text:style-name="P18">Active member <text:span text:style-name="T40">and ex. Board member </text:span>of hackerspace tr<text:span text:style-name="T41">ó</text:span>jmiasto, – regularly <text:span text:style-name="T39">conducting technical workshops and organizing community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0pt" officeooo:paragraph-rsid="00504d86" style:font-size-asian="10pt" style:font-size-complex="10pt"/>
    </style:style>
    <style:style style:name="MT1" style:family="text">
      <style:text-properties officeooo:rsid="00504d86"/>
    </style:style>
    <style:page-layout style:name="Mpm1">
      <style:page-layout-properties fo:page-width="8.2681in" fo:page-height="11.6929in" style:num-format="1" style:print-orientation="portrait" fo:margin-top="0.7874in" fo:margin-bottom="0.651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zawartych w mojej ofercie pracy dla potrzeb niezbędnych do realizacji procesu rekrutacji (zgodnie z Ustawą z dnia 29.08.1997 roku o Ochronie Danych Osobowych; <text:span text:style-name="MT1">tekst jednolity: Dz. U. z 2014 r.,poz. 1182)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8:23:23.551786265</meta:creation-date>
    <dc:date>2018-10-19T20:43:44.002890113</dc:date>
    <meta:editing-duration>PT6H19M37S</meta:editing-duration>
    <meta:editing-cycles>51</meta:editing-cycles>
    <meta:generator>LibreOffice/6.0.6.2$Linux_X86_64 LibreOffice_project/00m0$Build-2</meta:generator>
    <meta:document-statistic meta:table-count="1" meta:image-count="0" meta:object-count="0" meta:page-count="1" meta:paragraph-count="28" meta:word-count="286" meta:character-count="2115" meta:non-whitespace-character-count="1840"/>
  </office:meta>
</office:document-meta>
</file>